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6cf9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orphans="0" fo:widows="0">
        <style:tab-stops>
          <style:tab-stop style:position="1.27cm"/>
        </style:tab-stops>
      </style:paragraph-properties>
      <style:text-properties officeooo:rsid="00125b3c" officeooo:paragraph-rsid="00125b3c" style:font-size-complex="14pt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size-complex="14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6cf9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size-complex="14pt"/>
    </style:style>
    <style:style style:name="P15" style:family="paragraph" style:parent-style-name="Standard">
      <style:text-properties style:font-size-complex="14pt"/>
    </style:style>
    <style:style style:name="P16" style:family="paragraph" style:parent-style-name="Standard">
      <style:paragraph-properties fo:text-align="end" style:justify-single-word="false"/>
      <style:text-properties style:font-size-complex="14pt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text-properties fo:font-size="16pt" fo:font-weight="bold" style:font-size-asian="16pt" style:font-weight-asian="bold"/>
    </style:style>
    <style:style style:name="P19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font-size-complex="14pt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size-complex="14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6cf9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 style:font-size-complex="12pt"/>
    </style:style>
    <style:style style:name="P27" style:family="paragraph" style:parent-style-name="Standard" style:list-style-name="L1">
      <style:paragraph-properties fo:orphans="0" fo:widows="0">
        <style:tab-stops>
          <style:tab-stop style:position="1.27cm"/>
        </style:tab-stops>
      </style:paragraph-properties>
      <style:text-properties style:font-size-complex="14pt"/>
    </style:style>
    <style:style style:name="P28" style:family="paragraph" style:parent-style-name="Standard">
      <style:paragraph-properties fo:text-align="end" style:justify-single-word="false"/>
      <style:text-properties style:font-size-complex="14pt"/>
    </style:style>
    <style:style style:name="P29" style:family="paragraph" style:parent-style-name="Standard" style:list-style-name="L1">
      <style:paragraph-properties fo:orphans="0" fo:widows="0">
        <style:tab-stops>
          <style:tab-stop style:position="1.27cm"/>
        </style:tab-stops>
      </style:paragraph-properties>
      <style:text-properties officeooo:rsid="00125b3c" officeooo:paragraph-rsid="00125b3c" style:font-size-complex="14pt"/>
    </style:style>
    <style:style style:name="P30" style:family="paragraph" style:parent-style-name="Standard">
      <style:paragraph-properties fo:orphans="0" fo:widows="0">
        <style:tab-stops>
          <style:tab-stop style:position="1.27cm"/>
        </style:tab-stops>
      </style:paragraph-properties>
      <style:text-properties officeooo:rsid="00125b3c" officeooo:paragraph-rsid="00125b3c" style:font-size-complex="14pt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margin-left="0cm" fo:margin-right="-0.002cm" fo:margin-top="0cm" fo:margin-bottom="0.353cm" style:contextual-spacing="false" fo:line-height="115%" fo:text-align="center" style:justify-single-word="false" fo:text-indent="0cm" style:auto-text-indent="false"/>
      <style:text-properties fo:font-size="11pt" style:font-size-asian="11pt"/>
    </style:style>
    <style:style style:name="P33" style:family="paragraph" style:parent-style-name="Heading_20_2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font-size="16pt" fo:font-weight="bold" style:font-size-asian="16pt" style:font-weight-asian="bold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language="en" fo:country="US" fo:font-weight="bold" style:font-weight-asian="bold" style:font-size-complex="14pt"/>
    </style:style>
    <style:style style:name="T3" style:family="text">
      <style:text-properties style:font-size-complex="14pt"/>
    </style:style>
    <style:style style:name="T4" style:family="text">
      <style:text-properties fo:language="en" fo:country="US" style:font-size-complex="14pt"/>
    </style:style>
    <style:style style:name="T5" style:family="text">
      <style:text-properties officeooo:rsid="00117af3"/>
    </style:style>
    <style:style style:name="T6" style:family="text">
      <style:text-properties style:text-underline-style="solid" style:text-underline-width="auto" style:text-underline-color="font-color" style:font-size-complex="12pt"/>
    </style:style>
    <style:style style:name="T7" style:family="text">
      <style:text-properties style:font-size-complex="12pt"/>
    </style:style>
    <style:style style:name="T8" style:family="text">
      <style:text-properties fo:font-weight="bold" style:font-weight-asian="bold" style:font-size-complex="14pt"/>
    </style:style>
    <style:style style:name="T9" style:family="text">
      <style:text-properties fo:font-weight="bold" officeooo:rsid="000a6cf9" style:font-weight-asian="bold" style:font-size-complex="14pt"/>
    </style:style>
    <style:style style:name="T10" style:family="text">
      <style:text-properties fo:language="en" fo:country="US" fo:font-weight="bold" style:font-weight-asian="bold" style:font-size-complex="14pt"/>
    </style:style>
    <style:style style:name="T11" style:family="text">
      <style:text-properties fo:language="en" fo:country="US" style:font-size-complex="14pt"/>
    </style:style>
    <style:style style:name="T12" style:family="text">
      <style:text-properties style:font-size-complex="14pt"/>
    </style:style>
    <style:style style:name="T13" style:family="text">
      <style:text-properties officeooo:rsid="0008ff06" style:font-size-complex="14pt"/>
    </style:style>
    <style:style style:name="T14" style:family="text">
      <style:text-properties officeooo:rsid="000c2cd2" style:font-size-complex="14pt"/>
    </style:style>
    <style:style style:name="T15" style:family="text">
      <style:text-properties officeooo:rsid="001111ef" style:font-size-complex="14pt"/>
    </style:style>
    <style:style style:name="T16" style:family="text">
      <style:text-properties style:text-underline-style="solid" style:text-underline-width="auto" style:text-underline-color="font-color" style:font-size-complex="12pt"/>
    </style:style>
    <style:style style:name="T17" style:family="text">
      <style:text-properties style:text-underline-style="solid" style:text-underline-width="auto" style:text-underline-color="font-color" officeooo:rsid="000ca2dd" style:font-size-complex="12pt"/>
    </style:style>
    <style:style style:name="T18" style:family="text">
      <style:text-properties style:font-size-complex="12pt"/>
    </style:style>
    <style:style style:name="T19" style:family="text">
      <style:text-properties officeooo:rsid="000ca2dd" style:font-size-complex="12pt"/>
    </style:style>
    <style:style style:name="T20" style:family="text">
      <style:text-properties fo:font-style="italic" style:font-style-asian="italic" style:font-size-complex="12pt"/>
    </style:style>
    <style:style style:name="T21" style:family="text">
      <style:text-properties fo:font-style="italic" style:font-name-asian="Times New Roman" style:font-style-asian="italic" style:font-size-complex="12pt"/>
    </style:style>
    <style:style style:name="T22" style:family="text">
      <style:text-properties officeooo:rsid="000a6cf9"/>
    </style:style>
    <style:style style:name="T23" style:family="text">
      <style:text-properties officeooo:rsid="001012ed"/>
    </style:style>
    <style:style style:name="T24" style:family="text">
      <style:text-properties officeooo:rsid="00117a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61805312" text:id="ct61805312">
          <text:deletion>
            <office:change-info>
              <dc:creator>emperor </dc:creator>
              <dc:date>2014-06-08T17:33:00</dc:date>
            </office:change-info>
            <text:p text:style-name="P1">Тюриной Алены Юрьевны</text:p>
          </text:deletion>
        </text:changed-region>
        <text:changed-region xml:id="ct61811792" text:id="ct61811792">
          <text:insertion>
            <office:change-info>
              <dc:creator>emperor </dc:creator>
              <dc:date>2014-06-08T17:33:00</dc:date>
            </office:change-info>
          </text:insertion>
        </text:changed-region>
        <text:changed-region xml:id="ct61813152" text:id="ct61813152">
          <text:insertion>
            <office:change-info>
              <dc:creator>emperor </dc:creator>
              <dc:date>2014-06-08T17:34:00</dc:date>
            </office:change-info>
          </text:insertion>
        </text:changed-region>
        <text:changed-region xml:id="ct61813408" text:id="ct61813408">
          <text:deletion>
            <office:change-info>
              <dc:creator>emperor </dc:creator>
              <dc:date>2014-06-08T17:34:00</dc:date>
            </office:change-info>
            <text:p text:style-name="P2"><text:span text:style-name="T1">Система автоматизированного заказа комплектов питания: </text:span><text:span text:style-name="T2">web</text:span><text:span text:style-name="T1">-портал</text:span></text:p>
          </text:deletion>
        </text:changed-region>
        <text:changed-region xml:id="ct61811984" text:id="ct61811984">
          <text:insertion>
            <office:change-info>
              <dc:creator>emperor </dc:creator>
              <dc:date>2014-06-08T17:34:00</dc:date>
            </office:change-info>
          </text:insertion>
        </text:changed-region>
        <text:changed-region xml:id="ct60436864" text:id="ct60436864">
          <text:deletion>
            <office:change-info>
              <dc:creator>emperor </dc:creator>
              <dc:date>2014-06-08T17:33:00</dc:date>
            </office:change-info>
            <text:p text:style-name="P3"><text:span text:style-name="T3">2</text:span></text:p>
          </text:deletion>
        </text:changed-region>
        <text:changed-region xml:id="ct61814192" text:id="ct61814192">
          <text:insertion>
            <office:change-info>
              <dc:creator>emperor </dc:creator>
              <dc:date>2014-06-08T17:33:00</dc:date>
            </office:change-info>
          </text:insertion>
        </text:changed-region>
        <text:changed-region xml:id="ct61147376" text:id="ct61147376">
          <text:deletion>
            <office:change-info>
              <dc:creator>emperor </dc:creator>
              <dc:date>2014-06-09T07:23:00</dc:date>
            </office:change-info>
            <text:p text:style-name="P3"><text:span text:style-name="T3">в </text:span></text:p>
          </text:deletion>
        </text:changed-region>
        <text:changed-region xml:id="ct83909360" text:id="ct83909360">
          <text:deletion>
            <office:change-info>
              <dc:creator>emperor </dc:creator>
              <dc:date>2014-06-09T07:23:00</dc:date>
            </office:change-info>
            <text:p text:style-name="P3"><text:span text:style-name="T3">е</text:span></text:p>
          </text:deletion>
        </text:changed-region>
        <text:changed-region xml:id="ct83916304" text:id="ct83916304">
          <text:insertion>
            <office:change-info>
              <dc:creator>emperor </dc:creator>
              <dc:date>2014-06-09T07:23:00</dc:date>
            </office:change-info>
          </text:insertion>
        </text:changed-region>
        <text:changed-region xml:id="ct83982288" text:id="ct83982288">
          <text:deletion>
            <office:change-info>
              <dc:creator>emperor </dc:creator>
              <dc:date>2014-06-09T07:23:00</dc:date>
            </office:change-info>
            <text:p text:style-name="P3"><text:span text:style-name="T3">быстро развивающихся интернет технологий </text:span><text:span text:style-name="T4">web</text:span><text:span text:style-name="T3">-порталы становятся неотъемлемой частью функционирования организаций в любой сфере. Человеку хочется быстро и без особых затрат по времени и деньгам получить требуемую услугу. Интернет-магазин как раз является таким средством, позволяющим легко и быстро получить доступ к интересующей информации и услугам.</text:span></text:p>
          </text:deletion>
        </text:changed-region>
        <text:changed-region xml:id="ct84018400" text:id="ct84018400">
          <text:insertion>
            <office:change-info>
              <dc:creator>emperor </dc:creator>
              <dc:date>2014-06-09T07:23:00</dc:date>
            </office:change-info>
          </text:insertion>
        </text:changed-region>
        <text:changed-region xml:id="ct84169168" text:id="ct84169168">
          <text:insertion>
            <office:change-info>
              <dc:creator>emperor </dc:creator>
              <dc:date>2014-06-09T07:24:00</dc:date>
            </office:change-info>
          </text:insertion>
        </text:changed-region>
        <text:changed-region xml:id="ct84226656" text:id="ct84226656">
          <text:insertion>
            <office:change-info>
              <dc:creator>emperor </dc:creator>
              <dc:date>2014-06-09T07:25:00</dc:date>
            </office:change-info>
          </text:insertion>
        </text:changed-region>
        <text:changed-region xml:id="ct61813776" text:id="ct61813776">
          <text:deletion>
            <office:change-info>
              <dc:creator>emperor </dc:creator>
              <dc:date>2014-06-08T17:50:00</dc:date>
            </office:change-info>
            <text:p text:style-name="P3"><text:span text:style-name="T3">кой Тюриной Аленой Юрьевной</text:span></text:p>
          </text:deletion>
        </text:changed-region>
        <text:changed-region xml:id="ct61815760" text:id="ct61815760">
          <text:insertion>
            <office:change-info>
              <dc:creator>emperor </dc:creator>
              <dc:date>2014-06-08T17:50:00</dc:date>
            </office:change-info>
          </text:insertion>
        </text:changed-region>
        <text:changed-region xml:id="ct61816480" text:id="ct61816480">
          <text:insertion>
            <office:change-info>
              <dc:creator>emperor </dc:creator>
              <dc:date>2014-06-08T17:51:00</dc:date>
            </office:change-info>
          </text:insertion>
        </text:changed-region>
        <text:changed-region xml:id="ct84633696" text:id="ct84633696">
          <text:deletion>
            <office:change-info>
              <dc:creator>emperor </dc:creator>
              <dc:date>2014-06-09T07:25:00</dc:date>
            </office:change-info>
            <text:p text:style-name="P3"><text:span text:style-name="T3"><text:s/>Система реализована на языке PHP, с использованием </text:span><text:span text:style-name="T4">MySQL</text:span><text:span text:style-name="T3"> для хранения данных и с помощью </text:span><text:span text:style-name="T4">CMS OpenCart</text:span><text:span text:style-name="T3">.</text:span></text:p>
          </text:deletion>
        </text:changed-region>
        <text:changed-region xml:id="ct84222144" text:id="ct84222144">
          <text:deletion>
            <office:change-info>
              <dc:creator>emperor </dc:creator>
              <dc:date>2014-06-09T07:27:00</dc:date>
            </office:change-info>
            <text:p text:style-name="P3"><text:span text:style-name="T3"><text:s/>Особенно интересной является идея соединения информационного портала с приложением под </text:span><text:span text:style-name="T4">Android</text:span><text:span text:style-name="T3">.</text:span></text:p>
          </text:deletion>
        </text:changed-region>
        <text:changed-region xml:id="ct84536000" text:id="ct84536000">
          <text:deletion>
            <office:change-info>
              <dc:creator>emperor </dc:creator>
              <dc:date>2014-06-09T07:28:00</dc:date>
            </office:change-info>
            <text:p text:style-name="P4"><text:span text:style-name="T5">недостаточно полно представлены методы организации связи с мобильным приложением.</text:span></text:p>
          </text:deletion>
        </text:changed-region>
        <text:changed-region xml:id="ct61283248" text:id="ct61283248">
          <text:insertion>
            <office:change-info>
              <dc:creator>emperor </dc:creator>
              <dc:date>2014-06-09T08:00:00</dc:date>
            </office:change-info>
          </text:insertion>
        </text:changed-region>
        <text:changed-region xml:id="ct83290448" text:id="ct83290448">
          <text:insertion>
            <office:change-info>
              <dc:creator>emperor </dc:creator>
              <dc:date>2014-06-09T07:59:00</dc:date>
            </office:change-info>
          </text:insertion>
        </text:changed-region>
        <text:changed-region xml:id="ct61170704" text:id="ct61170704">
          <text:deletion>
            <office:change-info>
              <dc:creator>emperor </dc:creator>
              <dc:date>2014-06-08T17:33:00</dc:date>
            </office:change-info>
            <text:p text:style-name="P5">а</text:p>
          </text:deletion>
        </text:changed-region>
        <text:changed-region xml:id="ct61170512" text:id="ct61170512">
          <text:deletion>
            <office:change-info>
              <dc:creator>emperor </dc:creator>
              <dc:date>2014-06-08T17:41:00</dc:date>
            </office:change-info>
            <text:p text:style-name="P5">к</text:p>
          </text:deletion>
        </text:changed-region>
        <text:changed-region xml:id="ct61170896" text:id="ct61170896">
          <text:deletion>
            <office:change-info>
              <dc:creator>emperor </dc:creator>
              <dc:date>2014-06-08T17:33:00</dc:date>
            </office:change-info>
            <text:p text:style-name="P5">Тюрина Алена Юрьевна</text:p>
          </text:deletion>
        </text:changed-region>
        <text:changed-region xml:id="ct61175280" text:id="ct61175280">
          <text:insertion>
            <office:change-info>
              <dc:creator>emperor </dc:creator>
              <dc:date>2014-06-08T17:33:00</dc:date>
            </office:change-info>
          </text:insertion>
        </text:changed-region>
        <text:changed-region xml:id="ct61821232" text:id="ct61821232">
          <text:deletion>
            <office:change-info>
              <dc:creator>emperor </dc:creator>
              <dc:date>2014-06-08T17:54:00</dc:date>
            </office:change-info>
            <text:p text:style-name="P6"><text:span text:style-name="T3"><text:tab/></text:span></text:p>
          </text:deletion>
        </text:changed-region>
        <text:changed-region xml:id="ct61821424" text:id="ct61821424">
          <text:deletion>
            <office:change-info>
              <dc:creator>emperor </dc:creator>
              <dc:date>2014-06-08T17:54:00</dc:date>
            </office:change-info>
            <text:p text:style-name="P7">ИВК</text:p>
          </text:deletion>
        </text:changed-region>
        <text:changed-region xml:id="ct61176432" text:id="ct61176432">
          <text:insertion>
            <office:change-info>
              <dc:creator>emperor </dc:creator>
              <dc:date>2014-06-08T17:54:00</dc:date>
            </office:change-info>
          </text:insertion>
        </text:changed-region>
        <text:changed-region xml:id="ct61178272" text:id="ct61178272">
          <text:deletion>
            <office:change-info>
              <dc:creator>emperor </dc:creator>
              <dc:date>2014-06-08T17:53:00</dc:date>
            </office:change-info>
            <text:p text:style-name="P8"><text:span text:style-name="T6">31</text:span></text:p>
          </text:deletion>
        </text:changed-region>
        <text:changed-region xml:id="ct61179392" text:id="ct61179392">
          <text:insertion>
            <office:change-info>
              <dc:creator>emperor </dc:creator>
              <dc:date>2014-06-08T17:53:00</dc:date>
            </office:change-info>
          </text:insertion>
        </text:changed-region>
        <text:changed-region xml:id="ct61181856" text:id="ct61181856">
          <text:deletion>
            <office:change-info>
              <dc:creator>emperor </dc:creator>
              <dc:date>2014-06-08T17:53:00</dc:date>
            </office:change-info>
            <text:p text:style-name="P8"><text:span text:style-name="T6"><text:s/></text:span></text:p>
          </text:deletion>
        </text:changed-region>
        <text:changed-region xml:id="ct61183152" text:id="ct61183152">
          <text:insertion>
            <office:change-info>
              <dc:creator>emperor </dc:creator>
              <dc:date>2014-06-08T17:53:00</dc:date>
            </office:change-info>
          </text:insertion>
        </text:changed-region>
        <text:changed-region xml:id="ct61832336" text:id="ct61832336">
          <text:deletion>
            <office:change-info>
              <dc:creator>emperor </dc:creator>
              <dc:date>2014-06-08T17:53:00</dc:date>
            </office:change-info>
            <text:p text:style-name="P8"><text:span text:style-name="T7">2</text:span></text:p>
          </text:deletion>
        </text:changed-region>
        <text:changed-region xml:id="ct61833696" text:id="ct61833696">
          <text:insertion>
            <office:change-info>
              <dc:creator>emperor </dc:creator>
              <dc:date>2014-06-08T17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ОССИЙСКОЙ ФЕДЕРАЦИИ</text:p>
      <text:p text:style-name="P32">федеральное государственное бюджетное образовательное учреждение высшего профессионального образования</text:p>
      <text:p text:style-name="P26">«Ульяновский государственный технический университет»</text:p>
      <text:h text:style-name="P33" text:outline-level="2"/>
      <text:h text:style-name="P33" text:outline-level="2"/>
      <text:h text:style-name="P33" text:outline-level="2"/>
      <text:h text:style-name="P33" text:outline-level="2">РЕЦЕНЗИЯ</text:h>
      <text:p text:style-name="P12">на дипломный проект</text:p>
      <text:p text:style-name="P18"/>
      <text:p text:style-name="P1">Студента группы ИСТд-51 УлГТУ <text:change text:change-id="ct61805312"/><text:change-start text:change-id="ct61811792"/><text:span text:style-name="T22">Ионова Валенти</text:span><text:change-end text:change-id="ct61811792"/><text:change-start text:change-id="ct61813152"/><text:span text:style-name="T22">на Сергеевича</text:span><text:change-end text:change-id="ct61813152"/></text:p>
      <text:p text:style-name="P2"><text:span text:style-name="T3">Тема: </text:span><text:span text:style-name="T1">«</text:span><text:change text:change-id="ct61813408"/><text:change-start text:change-id="ct61811984"/><text:span text:style-name="T9">Система управления игровым процессом для настольной </text:span></text:p>
      <text:p text:style-name="P2"><text:span text:style-name="T9">ролевой игры «Dungeons &amp; Dragons 3.5</text:span><text:change-end text:change-id="ct61811984"/><text:span text:style-name="T1">»</text:span></text:p>
      <text:p text:style-name="P5"/>
      <text:p text:style-name="P5"/>
      <text:p text:style-name="P3"><text:span text:style-name="T3">На рецензию представлено 4 листа чертежей и пояснительная записка на 1</text:span><text:change text:change-id="ct60436864"/><text:change-start text:change-id="ct61814192"/><text:span text:style-name="T13">1</text:span><text:change-end text:change-id="ct61814192"/><text:span text:style-name="T3">7 листах.</text:span></text:p>
      <text:p text:style-name="P3"><text:span text:style-name="T3">Тема представленной работы является актуальной, так как </text:span><text:change text:change-id="ct61147376"/><text:span text:style-name="T3">сфер</text:span><text:change text:change-id="ct83909360"/><text:change-start text:change-id="ct83916304"/><text:span text:style-name="T15">а</text:span><text:change-end text:change-id="ct83916304"/><text:span text:style-name="T3"> </text:span><text:change text:change-id="ct83982288"/><text:change-start text:change-id="ct84018400"/><text:span text:style-name="T15">игр </text:span><text:change-end text:change-id="ct84018400"/><text:change-start text:change-id="ct84169168"/><text:span text:style-name="T15">получила большое развитие в последнее время. В то же время развитие средств автоматизации в игровой сфере значительно отстаёт от развития сами</text:span><text:change-end text:change-id="ct84169168"/><text:change-start text:change-id="ct84226656"/><text:span text:style-name="T15">х игр.</text:span><text:change-end text:change-id="ct84226656"/></text:p>
      <text:p text:style-name="P3"><text:span text:style-name="T3">Пояснительная записка, представленная на рецензию, содержит достаточный объем технической информации для допуска студента к защите дипломного проекта. В соответствии с техническим заданием, студент</text:span><text:change text:change-id="ct61813776"/><text:change-start text:change-id="ct61815760"/><text:span text:style-name="T14">ом Ионовым Валентином</text:span><text:change-end text:change-id="ct61815760"/><text:change-start text:change-id="ct61816480"/><text:span text:style-name="T14"> Сергеевичем</text:span><text:change-end text:change-id="ct61816480"/><text:span text:style-name="T3"> был произведен анализ особенностей предметной области и выбор средств программной реализации. Проведенный анализ, выбор СУБД и средств разработки программного обеспечения, технологии сбора <text:s/>демонстрирует хорошее знание студентом современных технологий получения, обработки и хранения информации. Разработанные структура базы данных, программное обеспечение, системы хранения и </text:span><text:soft-page-break/><text:span text:style-name="T3">обработки информации полностью удовлетворяют требованиям технического задания. Выбраны оптимальные для данной задачи программное обеспечение, СУБД и среда разработки.</text:span><text:change text:change-id="ct84633696"/></text:p>
      <text:p text:style-name="P3"><text:span text:style-name="T3">Дипломный проект оформлен аккуратно и грамотно. Техническая информация представлена оптимально с точки зрения объема и порядка изложения. Проект содержит достаточный объем табличного и графического материала, который помогает понять суть системы и порядок работы с ней.</text:span><text:change text:change-id="ct84222144"/></text:p>
      <text:p text:style-name="P5">Однако следует отметить, что у работы есть некоторые недостатки:</text:p>
      <text:list xml:id="list4493344198378709783" text:style-name="L1">
        <text:list-item>
          <text:p text:style-name="P27">незначительное несоответствие пояснительной записки требованиям ЕСКД и ЕСПД;</text:p>
        </text:list-item>
        <text:list-item>
          <text:p text:style-name="P29"><text:change text:change-id="ct84536000"/><text:change-start text:change-id="ct61283248"/><text:span text:style-name="T5">в руководстве пользователя </text:span><text:change-end text:change-id="ct61283248"/><text:change-start text:change-id="ct83290448"/>не описан модуль статических данных.<text:change-end text:change-id="ct83290448"/></text:p>
        </text:list-item>
      </text:list>
      <text:p text:style-name="P5">Однако в целом, по результатам проделанной работы считаю, что студент<text:change text:change-id="ct61170704"/><text:change text:change-id="ct61170512"/> <text:change text:change-id="ct61170896"/><text:change-start text:change-id="ct61175280"/><text:span text:style-name="T22">Ионов Валентин Сергеевич</text:span><text:change-end text:change-id="ct61175280"/> заслуживает за выполнение дипломного проекта оценку «отлично» и присвоение звания инженера по специальности 23020165.</text:p>
      <text:p text:style-name="P15"/>
      <text:p text:style-name="P15"/>
      <text:p text:style-name="P6"><text:span text:style-name="T3">Фамилия, имя, отчество рецензента: <text:tab/><text:tab/></text:span><text:change text:change-id="ct61821232"/><text:span text:style-name="T3">Войт Николай Николаевич</text:span></text:p>
      <text:p text:style-name="P7">к.т.н, доцент кафедры <text:change text:change-id="ct61821424"/><text:change-start text:change-id="ct61176432"/><text:span text:style-name="T23">ВТ</text:span><text:change-end text:change-id="ct61176432"/></text:p>
      <text:p text:style-name="P19"><text:tab/><text:tab/><text:tab/><text:tab/></text:p>
      <text:p text:style-name="P8"><text:span text:style-name="T21"><text:s text:c="16"/></text:span><text:span text:style-name="T20"><text:tab/><text:tab/></text:span></text:p>
      <text:p text:style-name="P8"><text:span text:style-name="T7">«</text:span><text:span text:style-name="T6"><text:tab/></text:span><text:change text:change-id="ct61178272"/><text:change-start text:change-id="ct61179392"/><text:span text:style-name="T17">9</text:span><text:change-end text:change-id="ct61179392"/><text:span text:style-name="T7">»</text:span><text:span text:style-name="T6"> <text:s/>июня</text:span><text:change text:change-id="ct61181856"/><text:change-start text:change-id="ct61183152"/><text:span text:style-name="T6"> </text:span><text:change-end text:change-id="ct61183152"/><text:span text:style-name="T7">201</text:span><text:change text:change-id="ct61832336"/><text:change-start text:change-id="ct61833696"/><text:span text:style-name="T19">4</text:span><text:change-end text:change-id="ct61833696"/><text:span text:style-name="T7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00%" fo:text-align="start" style:justify-single-word="false" fo:orphans="0" fo:widows="0" fo:text-indent="0cm" style:auto-text-indent="false" fo:keep-with-next="always">
        <style:tab-stops>
          <style:tab-stop style:position="0cm"/>
        </style:tab-stops>
      </style:paragraph-properties>
      <style:text-properties fo:font-size="13pt" style:font-name-asian="Times New Roman" style:font-family-asian="'Times New Roman'" style:font-family-generic-asian="roman" style:font-pitch-asian="variable" style:font-size-asian="13pt" style:font-size-complex="10pt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1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1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1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2-06-13T23:41:00</meta:creation-date>
    <dc:creator>emperor </dc:creator>
    <dc:date>2014-06-09T08:00:23.817329222</dc:date>
    <meta:print-date>2012-06-13T14:11:00</meta:print-date>
    <meta:editing-cycles>14</meta:editing-cycles>
    <meta:editing-duration>PT2H50M54S</meta:editing-duration>
    <meta:generator>LibreOffice/4.1.6.2$Linux_X86_64 LibreOffice_project/410m0$Build-2</meta:generator>
    <meta:document-statistic meta:table-count="0" meta:image-count="0" meta:object-count="0" meta:page-count="2" meta:paragraph-count="21" meta:word-count="276" meta:character-count="2266" meta:non-whitespace-character-count="1984"/>
    <meta:user-defined meta:name="Google.Documents.DocumentId">1IAJgxfYTQqaAgD7flcGOMu0qw8PkW4xzOcvYQdefkMw</meta:user-defined>
    <meta:user-defined meta:name="Google.Documents.MergeIncapabilityFlags" meta:value-type="float">0</meta:user-defined>
    <meta:user-defined meta:name="Google.Documents.PluginVersion">2.0.2662.553</meta:user-defined>
    <meta:user-defined meta:name="Google.Documents.RevisionId">13065234290585554108</meta:user-defined>
    <meta:user-defined meta:name="Google.Documents.Tracking" meta:value-type="string">true</meta:user-defined>
  </office:meta>
</office:document-meta>
</file>